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9bca"/>
    </style:style>
    <style:style style:name="P2" style:family="paragraph" style:parent-style-name="Standard" style:list-style-name="L1">
      <style:text-properties officeooo:paragraph-rsid="00119bca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19b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s Git De Base:</text:p>
      <text:p text:style-name="P1"/>
      <text:list xml:id="list2004791544" text:style-name="L1">
        <text:list-item>
          <text:p text:style-name="P2">Pour commencer , créer un dépot en ligne sur Github si ce n'est pas déjà fait</text:p>
        </text:list-item>
        <text:list-item>
          <text:p text:style-name="P2">Copier l'adresse du dépot via le bouton "Clone or Download"</text:p>
        </text:list-item>
        <text:list-item>
          <text:p text:style-name="P2">Taper dans le terminal : git clone " adresse " .</text:p>
        </text:list-item>
        <text:list-item>
          <text:p text:style-name="P2">Faire nos modifs .</text:p>
        </text:list-item>
        <text:list-item>
          <text:p text:style-name="P2">Demander à git de suivre nos nouveaux fichiers avec : git add *</text:p>
        </text:list-item>
        <text:list-item>
          <text:p text:style-name="P2">Demander à git de faire une sauvergarde de nos fichiers .</text:p>
        </text:list-item>
        <text:list-item>
          <text:p text:style-name="P2"><text:span text:style-name="T1">D</text:span>emander à git d'envoyer les mises à jours en ligne sur github 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8" meta:word-count="89" meta:character-count="422" meta:non-whitespace-character-count="348"/>
  </office:meta>
</office:document-meta>
</file>